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17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2cm" fo:min-width="17cm"/>
      <style:paragraph-properties style:writing-mode="lr-tb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17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7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1.7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0.7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2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6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4.75cm">
          <text:p text:style-name="P2">CAROUSEL DE FOTOGRAFÍA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15cm">
          <text:p text:style-name="P5"><text:span text:style-name="T1">INFO NARUTO <text:s text:c="4"/></text:span><text:s/>(VER MÁ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2.5cm" svg:x="1.75cm" svg:y="18cm">
          <text:p text:style-name="P2">INFO NARUTO SHIPPUDEN <text:s text:c="4"/>(VER MÁS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21.25cm">
          <text:p text:style-name="P5"><text:span text:style-name="T1">INFO BORUTO <text:s text:c="3"/></text:span><text:s/>(VER MÁS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2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3:54:07.985007403</meta:creation-date>
    <dc:date>2024-03-20T14:05:34.460934972</dc:date>
    <meta:editing-duration>PT16S</meta:editing-duration>
    <meta:editing-cycles>1</meta:editing-cycles>
    <meta:document-statistic meta:object-count="10"/>
    <meta:generator>LibreOffice/7.3.7.2$Linux_X86_64 LibreOffice_project/30$Build-2</meta:generator>
  </office:meta>
</office:document-meta>
</file>